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e6ba7" officeooo:paragraph-rsid="001e6ba7" style:font-size-asian="13.1000003814697pt" style:font-size-complex="15pt"/>
    </style:style>
    <style:style style:name="P2" style:family="paragraph" style:parent-style-name="Standard">
      <style:text-properties fo:font-size="15pt" officeooo:rsid="001e6f11" officeooo:paragraph-rsid="001e6f11" style:font-size-asian="13.1000003814697pt" style:font-size-complex="15pt"/>
    </style:style>
    <style:style style:name="P3" style:family="paragraph" style:parent-style-name="Standard">
      <style:text-properties fo:font-size="15pt" officeooo:rsid="00206341" officeooo:paragraph-rsid="00206341" style:font-size-asian="13.1000003814697pt" style:font-size-complex="15pt"/>
    </style:style>
    <style:style style:name="P4" style:family="paragraph" style:parent-style-name="Standard">
      <style:text-properties fo:font-size="15pt" officeooo:rsid="00217d09" officeooo:paragraph-rsid="00206341" style:font-size-asian="13.1000003814697pt" style:font-size-complex="15pt"/>
    </style:style>
    <style:style style:name="P5" style:family="paragraph" style:parent-style-name="Standard">
      <style:text-properties fo:font-size="15pt" officeooo:rsid="00217d09" officeooo:paragraph-rsid="00217d09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cours A</text:p>
      <text:p text:style-name="P2"/>
      <text:p text:style-name="P2">2. Quelles critiques les “Raegonomics” ont-elles suscitées.</text:p>
      <text:p text:style-name="P1"/>
      <text:p text:style-name="P1">La critique c’est qu’il n’ya plus d’état providence. Donc il ya des écart de richess considérable.</text:p>
      <text:p text:style-name="P1"/>
      <text:p text:style-name="P3">La chine commence à entrée dans la mondialisation.</text:p>
      <text:p text:style-name="P4"/>
      <text:p text:style-name="P5">La CEE est fondée en 1957 par les traités de ro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0:14:25.955051904</meta:creation-date>
    <meta:generator>LibreOffice/7.5.1.2$Linux_X86_64 LibreOffice_project/50$Build-2</meta:generator>
    <dc:date>2023-05-09T11:00:36.197643010</dc:date>
    <meta:editing-duration>PT46M8S</meta:editing-duration>
    <meta:editing-cycles>5</meta:editing-cycles>
    <meta:document-statistic meta:table-count="0" meta:image-count="0" meta:object-count="0" meta:page-count="1" meta:paragraph-count="5" meta:word-count="44" meta:character-count="266" meta:non-whitespace-character-count="227"/>
  </office:meta>
</office:document-meta>
</file>